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q. Numb.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Q-TC-0001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os Requeridos</text:p>
          </table:table-cell>
          <table:table-cell office:value-type="string" calcext:value-type="string">
            <text:p>Deve almacenar los numero mayo, menor, patch y etap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Q-TC-000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tring Funtion</text:p>
          </table:table-cell>
          <table:table-cell office:value-type="string" calcext:value-type="string">
            <text:p>returna un string con el formato Mj.mi.p-St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9:13:29.3332336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9:12:17.394520520</meta:creation-date>
    <dc:date>2019-01-10T19:19:48.626049016</dc:date>
    <meta:editing-duration>PT7M20S</meta:editing-duration>
    <meta:editing-cycles>2</meta:editing-cycles>
    <meta:generator>LibreOffice/6.1.3.2$Linux_X86_64 LibreOffice_project/10$Build-2</meta:generator>
    <meta:document-statistic meta:table-count="1" meta:cell-count="57" meta:object-count="0"/>
  </office:meta>
</office:document-meta>
</file>